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5c95a" officeooo:paragraph-rsid="0015c95a"/>
    </style:style>
    <style:style style:name="P2" style:family="paragraph" style:parent-style-name="Standard">
      <style:paragraph-properties fo:text-align="start" style:justify-single-word="false"/>
      <style:text-properties fo:font-weight="bold" officeooo:rsid="0015c95a" officeooo:paragraph-rsid="0015c95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5c95a" officeooo:paragraph-rsid="0019c140" style:font-weight-asian="normal" style:font-weight-complex="normal"/>
    </style:style>
    <style:style style:name="P4" style:family="paragraph" style:parent-style-name="Standard" style:list-style-name="L3">
      <style:paragraph-properties fo:text-align="start" style:justify-single-word="false"/>
      <style:text-properties fo:font-weight="normal" officeooo:rsid="0015c95a" officeooo:paragraph-rsid="0015c95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5c95a" officeooo:paragraph-rsid="001b09e9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officeooo:rsid="00190c29" officeooo:paragraph-rsid="00190c29" style:font-weight-asian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weight="normal" officeooo:rsid="00190c29" officeooo:paragraph-rsid="00190c2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90c29" officeooo:paragraph-rsid="0019c140" style:font-weight-asian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weight="normal" officeooo:rsid="001b09e9" officeooo:paragraph-rsid="001b09e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fo:font-weight="normal" officeooo:rsid="001aa76b" officeooo:paragraph-rsid="001aa76b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a76b" style:font-weight-asian="normal" style:font-weight-complex="normal"/>
    </style:style>
    <style:style style:name="T4" style:family="text">
      <style:text-properties officeooo:rsid="00190c29"/>
    </style:style>
    <style:style style:name="T5" style:family="text">
      <style:text-properties officeooo:rsid="0019c140"/>
    </style:style>
    <style:style style:name="T6" style:family="text">
      <style:text-properties officeooo:rsid="001b09e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itel</text:span><text:span text:style-name="T2">:<text:tab/><text:tab/></text:span><text:span text:style-name="T3">Erstellen einer Gruppe</text:span></text:p>
      <text:p text:style-name="P2">Akteur:<text:span text:style-name="T2"><text:tab/>Nutzer</text:span></text:p>
      <text:p text:style-name="P2">Ziel:<text:tab/><text:tab/><text:span text:style-name="T3">Eine neue Gruppe wurde erstellt</text:span></text:p>
      <text:p text:style-name="P2"/>
      <text:p text:style-name="P2">Auslöser:</text:p>
      <text:p text:style-name="P10">Ein Nutzer möchte eine neue Gruppe erstellen</text:p>
      <text:p text:style-name="P2"/>
      <text:p text:style-name="P2">Vorbedingungen:</text:p>
      <text:list xml:id="list4432588905580470720" text:style-name="L1">
        <text:list-item>
          <text:p text:style-name="P6">Nutzer <text:span text:style-name="T6">ist angemeldet</text:span></text:p>
        </text:list-item>
      </text:list>
      <text:p text:style-name="P2"/>
      <text:p text:style-name="P2">Nachbedingungen:</text:p>
      <text:list xml:id="list9046174241067241000" text:style-name="L2">
        <text:list-item>
          <text:p text:style-name="P9">Eine neue Gruppe wurde erstellt</text:p>
        </text:list-item>
        <text:list-item>
          <text:p text:style-name="P9">Man kann die Gruppe über die Suche finden und anzeigen lassen</text:p>
        </text:list-item>
      </text:list>
      <text:p text:style-name="P2"/>
      <text:p text:style-name="P2">Erfolgsszenario:</text:p>
      <text:list xml:id="list3462664096078315822" text:style-name="L3">
        <text:list-item>
          <text:p text:style-name="P4">Der Nutzer <text:span text:style-name="T4">klickt auf den Button "Neue Gruppe erstellen".</text:span></text:p>
        </text:list-item>
        <text:list-item>
          <text:p text:style-name="P4">Das System <text:span text:style-name="T5">bittet den Nutzer in einem Formular den neuen Gruppennamen einzugeben.</text:span></text:p>
        </text:list-item>
        <text:list-item>
          <text:p text:style-name="P7">Der Nutzer füllt d<text:span text:style-name="T6">as</text:span> Feld "<text:span text:style-name="T6">Gruppenname" aus.</text:span></text:p>
        </text:list-item>
        <text:list-item>
          <text:p text:style-name="P7">Der Nutzer drückt auf "<text:span text:style-name="T6">Gruppe erstellen</text:span>".</text:p>
        </text:list-item>
        <text:list-item>
          <text:p text:style-name="P7">Das System bestätigt die erfolgreiche <text:span text:style-name="T6">Erstellung der Gruppe.</text:span></text:p>
          <text:p text:style-name="P7"/>
        </text:list-item>
      </text:list>
      <text:p text:style-name="P2"/>
      <text:p text:style-name="P2">Fehlerfälle: </text:p>
      <text:p text:style-name="P5"><text:tab/><text:span text:style-name="T4">4</text:span>a) <text:span text:style-name="T6">Der Gruppenname wurde leer gelassen. Der Nutzer wird aufgefordert, einen </text:span></text:p>
      <text:p text:style-name="P5"><text:span text:style-name="T6"><text:tab/><text:tab/>Gruppennamen einzugeben.</text:span></text:p>
      <text:p text:style-name="P5"><text:tab/><text:span text:style-name="T6">4b) Der Gruppename ist bereits vergeben, <text:s/>Der Nutzer wird aufgefordert, einen </text:span></text:p>
      <text:p text:style-name="P5"><text:span text:style-name="T6"><text:tab/><text:tab/>anderen Gruppennamen einzugeb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M35S</meta:editing-duration>
    <meta:editing-cycles>8</meta:editing-cycles>
    <meta:generator>LibreOffice/4.3.4.1$Windows_x86 LibreOffice_project/bc356b2f991740509f321d70e4512a6a54c5f243</meta:generator>
    <dc:date>2015-04-13T20:54:51.180000000</dc:date>
    <meta:document-statistic meta:table-count="0" meta:image-count="0" meta:object-count="0" meta:page-count="1" meta:paragraph-count="21" meta:word-count="120" meta:character-count="824" meta:non-whitespace-character-count="721"/>
    <meta:user-defined meta:name="Info 1"/>
    <meta:user-defined meta:name="Info 2"/>
    <meta:user-defined meta:name="Info 3"/>
    <meta:user-defined meta:name="Info 4"/>
  </office:meta>
</office:document-meta>
</file>